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ternator.sh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.setAuto( boolean au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.Alternator( Object ...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lternator.get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lternator.Alternator( boolean auto , Object ...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lternator.isAu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